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132" officeooo:paragraph-rsid="001e11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g@ilg-VirtualBox:~$ pwd</text:p>
      <text:p text:style-name="P1">/home/ilg</text:p>
      <text:p text:style-name="P1">ilg@ilg-VirtualBox:~$ </text:p>
      <text:p text:style-name="P1">ilg@ilg-VirtualBox:~$ </text:p>
      <text:p text:style-name="P1">ilg@ilg-VirtualBox:~$ cd Documents</text:p>
      <text:p text:style-name="P1">ilg@ilg-VirtualBox:~/Documents$ cd KP</text:p>
      <text:p text:style-name="P1">ilg@ilg-VirtualBox:~/Documents/KP$ mkdir day2</text:p>
      <text:p text:style-name="P1">ilg@ilg-VirtualBox:~/Documents/KP$ cd day2</text:p>
      <text:p text:style-name="P1">ilg@ilg-VirtualBox:~/Documents/KP/day2$ </text:p>
      <text:p text:style-name="P1">ilg@ilg-VirtualBox:~/Documents/KP/day2$ nano file.sh</text:p>
      <text:p text:style-name="P1">ilg@ilg-VirtualBox:~/Documents/KP/day2$ bash file.sh</text:p>
      <text:p text:style-name="P1">Kunjpriya</text:p>
      <text:p text:style-name="P1">Morghade</text:p>
      <text:p text:style-name="P1">hello Morghade</text:p>
      <text:p text:style-name="P1">ilg@ilg-VirtualBox:~/Documents/KP/day2$ nano file.sh</text:p>
      <text:p text:style-name="P1">ilg@ilg-VirtualBox:~/Documents/KP/day2$ bash file.sh</text:p>
      <text:p text:style-name="P1">kunjpriya morghade</text:p>
      <text:p text:style-name="P1"><text:s/>kunjpriya morghade</text:p>
      <text:p text:style-name="P1">ilg@ilg-VirtualBox:~/Documents/KP/day2$ nano file.sh</text:p>
      <text:p text:style-name="P1">ilg@ilg-VirtualBox:~/Documents/KP/day2$ bash file.sh</text:p>
      <text:p text:style-name="P1">Enter Your name</text:p>
      <text:p text:style-name="P1">kunjpriya morghade</text:p>
      <text:p text:style-name="P1"><text:s/>kunjpriya morghade</text:p>
      <text:p text:style-name="P1">ilg@ilg-VirtualBox:~/Documents/KP/day2$ nano file.sh</text:p>
      <text:p text:style-name="P1">ilg@ilg-VirtualBox:~/Documents/KP/day2$ nano file.sh</text:p>
      <text:p text:style-name="P1">ilg@ilg-VirtualBox:~/Documents/KP/day2$ bash file.sh</text:p>
      <text:p text:style-name="P1">Enter Your name</text:p>
      <text:p text:style-name="P1">kp m</text:p>
      <text:p text:style-name="P1"><text:s/>kp m </text:p>
      <text:p text:style-name="P1">ilg@ilg-VirtualBox:~/Documents/KP/day2$ nano file.sh</text:p>
      <text:p text:style-name="P1">ilg@ilg-VirtualBox:~/Documents/KP/day2$ nano file.sh</text:p>
      <text:p text:style-name="P1">ilg@ilg-VirtualBox:~/Documents/KP/day2$ bash file.sh</text:p>
      <text:p text:style-name="P1">Enter Your name</text:p>
      <text:p text:style-name="P1">kp m</text:p>
      <text:p text:style-name="P1"><text:s/>kp m </text:p>
      <text:p text:style-name="P1">m</text:p>
      <text:p text:style-name="P1">;who</text:p>
      <text:p text:style-name="P1">ilg@ilg-VirtualBox:~/Documents/KP/day2$ bash file.sh</text:p>
      <text:p text:style-name="P1">Enter Your name</text:p>
      <text:p text:style-name="P1"/>
      <text:p text:style-name="P1"><text:s text:c="3"/></text:p>
      <text:p text:style-name="P1"/>
      <text:p text:style-name="P1">;who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<text:soft-page-break/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$date;who</text:p>
      <text:p text:style-name="P1">ilg <text:s text:c="5"/>tty7 <text:s text:c="8"/>2019-10-22 14:29 (:0)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bash file.sh</text:p>
      <text:p text:style-name="P1">E <text:s/>er Your name</text:p>
      <text:p text:style-name="P1">^[[B^[[A^[[A</text:p>
      <text:p text:style-name="P1">;who</text:p>
      <text:p text:style-name="P1">ilg@ilg-VirtualBox:~/Documents/KP/day2$ nano command.sh</text:p>
      <text:p text:style-name="P1"><text:soft-page-break/>ilg@ilg-VirtualBox:~/Documents/KP/day2$ bash command.sh</text:p>
      <text:p text:style-name="P1">Total number of command line argument are 0</text:p>
      <text:p text:style-name="P1">command.sh is script name</text:p>
      <text:p text:style-name="P1"><text:s/>is first argument</text:p>
      <text:p text:style-name="P1"><text:s/>is second argument</text:p>
      <text:p text:style-name="P1">all of them are actual arguments : <text:s/>and <text:s/></text:p>
      <text:p text:style-name="P1">ilg@ilg-VirtualBox:~/Documents/KP/day2$ bash command.sh 1 2</text:p>
      <text:p text:style-name="P1">Total number of command line argument are 2</text:p>
      <text:p text:style-name="P1">command.sh is script name</text:p>
      <text:p text:style-name="P1">1 is first argument</text:p>
      <text:p text:style-name="P1">2 is second argument</text:p>
      <text:p text:style-name="P1">all of them are actual arguments : 1 2 and 1 2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bash command.sh <text:s/>foo bar</text:p>
      <text:p text:style-name="P1">Total number of command line argument are 2</text:p>
      <text:p text:style-name="P1">command.sh is script name</text:p>
      <text:p text:style-name="P1">foo is first argument</text:p>
      <text:p text:style-name="P1">bar is second argument</text:p>
      <text:p text:style-name="P1">all of them are actual arguments : foo bar and foo bar </text:p>
      <text:p text:style-name="P1">ilg@ilg-VirtualBox:~/Documents/KP/day2$ nano command.sh</text:p>
      <text:p text:style-name="P1">ilg@ilg-VirtualBox:~/Documents/KP/day2$ bash command.sh <text:s/>foo bar</text:p>
      <text:p text:style-name="P1">Total number of command line argument are 2</text:p>
      <text:p text:style-name="P1">command.sh is script name</text:p>
      <text:p text:style-name="P1">foo is first argument</text:p>
      <text:p text:style-name="P1">bar is second argument</text:p>
      <text:p text:style-name="P1">all of them are actual arguments : foo bar <text:s/>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chmod +x command.sh</text:p>
      <text:p text:style-name="P1">ilg@ilg-VirtualBox:~/Documents/KP/day2$ ./command.sh</text:p>
      <text:p text:style-name="P1">Total number of command line argument are 0</text:p>
      <text:p text:style-name="P1">./command.sh is script name</text:p>
      <text:p text:style-name="P1"><text:s/>is first argument</text:p>
      <text:p text:style-name="P1"><text:s/>is second argument</text:p>
      <text:p text:style-name="P1">all of them are actual arguments : <text:s text:c="2"/></text:p>
      <text:p text:style-name="P1">ilg@ilg-VirtualBox:~/Documents/KP/day2$ ./command.sh foo bar</text:p>
      <text:p text:style-name="P1">Total number of command line argument are 2</text:p>
      <text:p text:style-name="P1">./command.sh is script name</text:p>
      <text:p text:style-name="P1">foo is first argument</text:p>
      <text:p text:style-name="P1">bar is second argument</text:p>
      <text:p text:style-name="P1">all of them are actual arguments : foo bar <text:s/></text:p>
      <text:p text:style-name="P1">ilg@ilg-VirtualBox:~/Documents/KP/day2$ nano command.sh</text:p>
      <text:p text:style-name="P1">ilg@ilg-VirtualBox:~/Documents/KP/day2$ y</text:p>
      <text:p text:style-name="P1">y: command not found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<text:soft-page-break/>ilg@ilg-VirtualBox:~/Documents/KP/day2$ touch myfile</text:p>
      <text:p text:style-name="P1">ilg@ilg-VirtualBox:~/Documents/KP/day2$ cat myfile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./testing.sh: line 3: [-s: command not found</text:p>
      <text:p text:style-name="P1">ilg@ilg-VirtualBox:~/Documents/KP/day2$ bash testing.sh</text:p>
      <text:p text:style-name="P1">testing.sh: line 3: [-s: command not found</text:p>
      <text:p text:style-name="P1">ilg@ilg-VirtualBox:~/Documents/KP/day2$ </text:p>
      <text:p text:style-name="P1">ilg@ilg-VirtualBox:~/Documents/KP/day2$ </text:p>
      <text:p text:style-name="P1">ilg@ilg-VirtualBox:~/Documents/KP/day2$ nano testing.sh</text:p>
      <text:p text:style-name="P1">ilg@ilg-VirtualBox:~/Documents/KP/day2$ </text:p>
      <text:p text:style-name="P1">ilg@ilg-VirtualBox:~/Documents/KP/day2$ </text:p>
      <text:p text:style-name="P1">ilg@ilg-VirtualBox:~/Documents/KP/day2$ chmod +x testing.sh</text:p>
      <text:p text:style-name="P1">ilg@ilg-VirtualBox:~/Documents/KP/day2$ ./testing.sh</text:p>
      <text:p text:style-name="P1">./testing.sh: line 5: [-s: command not found</text:p>
      <text:p text:style-name="P1">ilg@ilg-VirtualBox:~/Documents/KP/day2$ pwd</text:p>
      <text:p text:style-name="P1">/home/ilg/Documents/KP/day2</text:p>
      <text:p text:style-name="P1">ilg@ilg-VirtualBox:~/Documents/KP/day2$ ls</text:p>
      <text:p text:style-name="P1">command.sh <text:s/>file.sh <text:s/>myfile <text:s/>testing.sh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./testing.sh: line 4: [-s: command not found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./testing.sh: line 4: [-s: command not found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ilg@ilg-VirtualBox:~/Documents/KP/day2$ bash testing.h</text:p>
      <text:p text:style-name="P1">bash: testing.h: No such file or directory</text:p>
      <text:p text:style-name="P1">ilg@ilg-VirtualBox:~/Documents/KP/day2$ echo "hello"&gt;myfile</text:p>
      <text:p text:style-name="P1">ilg@ilg-VirtualBox:~/Documents/KP/day2$ bash testing.sh</text:p>
      <text:p text:style-name="P1">ilg@ilg-VirtualBox:~/Documents/KP/day2$ cat myfile</text:p>
      <text:p text:style-name="P1">hello</text:p>
      <text:p text:style-name="P1">ilg@ilg-VirtualBox:~/Documents/KP/day2$ nano testing.sh</text:p>
      <text:p text:style-name="P1">ilg@ilg-VirtualBox:~/Documents/KP/day2$ </text:p>
      <text:p text:style-name="P1">ilg@ilg-VirtualBox:~/Documents/KP/day2$ </text:p>
      <text:p text:style-name="P1">ilg@ilg-VirtualBox:~/Documents/KP/day2$ chmod +x testing.sh</text:p>
      <text:p text:style-name="P1">ilg@ilg-VirtualBox:~/Documents/KP/day2$ ./testing.sh</text:p>
      <text:p text:style-name="P1">ilg@ilg-VirtualBox:~/Documents/KP/day2$ nano myfile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nano testing.sh</text:p>
      <text:p text:style-name="P1">ilg@ilg-VirtualBox:~/Documents/KP/day2$ bash testing.sh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<text:soft-page-break/>ilg@ilg-VirtualBox:~/Documents/KP/day2$ </text:p>
      <text:p text:style-name="P1">ilg@ilg-VirtualBox:~/Documents/KP/day2$ nano testing.sh</text:p>
      <text:p text:style-name="P1">ilg@ilg-VirtualBox:~/Documents/KP/day2$ </text:p>
      <text:p text:style-name="P1">ilg@ilg-VirtualBox:~/Documents/KP/day2$ </text:p>
      <text:p text:style-name="P1">ilg@ilg-VirtualBox:~/Documents/KP/day2$ chmod +x testing.sh</text:p>
      <text:p text:style-name="P1">ilg@ilg-VirtualBox:~/Documents/KP/day2$ ./testing.sh</text:p>
      <text:p text:style-name="P1">ilg@ilg-VirtualBox:~/Documents/KP/day2$ nano testing.sh</text:p>
      <text:p text:style-name="P1">ilg@ilg-VirtualBox:~/Documents/KP/day2$ cat myfile</text:p>
      <text:p text:style-name="P1">hello</text:p>
      <text:p text:style-name="P1"/>
      <text:p text:style-name="P1">ilg@ilg-VirtualBox:~/Documents/KP/day2$ ./testing.sh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/home/ilg/Documents/KP/day2/myfile is empty</text:p>
      <text:p text:style-name="P1">ilg@ilg-VirtualBox:~/Documents/KP/day2$ </text:p>
      <text:p text:style-name="P1">ilg@ilg-VirtualBox:~/Documents/KP/day2$ </text:p>
      <text:p text:style-name="P1">ilg@ilg-VirtualBox:~/Documents/KP/day2$ touch rohini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ilg@ilg-VirtualBox:~/Documents/KP/day2$ echo "hello rohini"&gt;rohini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/home/ilg/Documents/KP/day2/rohini is empty</text:p>
      <text:p text:style-name="P1">ilg@ilg-VirtualBox:~/Documents/KP/day2$ nano testing.sh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chmod +x testing.sh</text:p>
      <text:p text:style-name="P1">ilg@ilg-VirtualBox:~/Documents/KP/day2$ ./testing.sh</text:p>
      <text:p text:style-name="P1">/home/ilg/Documents/KP/day2/rohini is normal file and not a directory</text:p>
      <text:p text:style-name="P1">ilg@ilg-VirtualBox:~/Documents/KP/day2$ </text:p>
      <text:p text:style-name="P1">ilg@ilg-VirtualBox:~/Documents/KP/day2$ </text:p>
      <text:p text:style-name="P1">ilg@ilg-VirtualBox:~/Documents/KP/day2$ mkdir rr</text:p>
      <text:p text:style-name="P1">ilg@ilg-VirtualBox:~/Documents/KP/day2$ </text:p>
      <text:p text:style-name="P1">ilg@ilg-VirtualBox:~/Documents/KP/day2$ nano testing.sh</text:p>
      <text:p text:style-name="P1">ilg@ilg-VirtualBox:~/Documents/KP/day2$ </text:p>
      <text:p text:style-name="P1">ilg@ilg-VirtualBox:~/Documents/KP/day2$ chmod +x testing.sh</text:p>
      <text:p text:style-name="P1">ilg@ilg-VirtualBox:~/Documents/KP/day2$ ./testing.sh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/home/ilg/Documents/KP/day2/rr is not normal file and a directory</text:p>
      <text:p text:style-name="P1">ilg@ilg-VirtualBox:~/Documents/KP/day2$ </text:p>
      <text:p text:style-name="P1">ilg@ilg-VirtualBox:~/Documents/KP/day2$ </text:p>
      <text:p text:style-name="P1">ilg@ilg-VirtualBox:~/Documents/KP/day2$ ls</text:p>
      <text:p text:style-name="P1">command.sh <text:s/>file.sh <text:s/>myfile <text:s/>rohini <text:s/>rr <text:s/>testing.sh</text:p>
      <text:p text:style-name="P1">ilg@ilg-VirtualBox:~/Documents/KP/day2$ ls -l</text:p>
      <text:p text:style-name="P1"><text:soft-page-break/>total 24</text:p>
      <text:p text:style-name="P1">-rwxrwxr-x 1 ilg ilg <text:s/>194 Oct 23 09:02 command.sh</text:p>
      <text:p text:style-name="P1">-rw-rw-r-- 1 ilg ilg <text:s/>121 Oct 23 08:47 file.sh</text:p>
      <text:p text:style-name="P1">-rw-rw-r-- 1 ilg ilg <text:s text:c="3"/>7 Oct 23 09:33 myfile</text:p>
      <text:p text:style-name="P1">-rw-rw-r-- 1 ilg ilg <text:s text:c="2"/>13 Oct 23 09:42 rohini</text:p>
      <text:p text:style-name="P1">drwxrwxr-x 2 ilg ilg 4096 Oct 23 09:45 rr</text:p>
      <text:p text:style-name="P1">-rwxrwxr-x 1 ilg ilg <text:s/>120 Oct 23 09:47 testing.sh</text:p>
      <text:p text:style-name="P1">ilg@ilg-VirtualBox:~/Documents/KP/day2$ </text:p>
      <text:p text:style-name="P1">ilg@ilg-VirtualBox:~/Documents/KP/day2$ </text:p>
      <text:p text:style-name="P1">ilg@ilg-VirtualBox:~/Documents/KP/day2$ nano testing.sh</text:p>
      <text:p text:style-name="P1">ilg@ilg-VirtualBox:~/Documents/KP/day2$ </text:p>
      <text:p text:style-name="P1">ilg@ilg-VirtualBox:~/Documents/KP/day2$ </text:p>
      <text:p text:style-name="P1">ilg@ilg-VirtualBox:~/Documents/KP/day2$ chmod +x testing.sh</text:p>
      <text:p text:style-name="P1">ilg@ilg-VirtualBox:~/Documents/KP/day2$ ./testing.sh</text:p>
      <text:p text:style-name="P1">./testing.sh: line 5: [: -rwx: unary operator expected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./testing.sh: line 5: [: too many arguments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welcome to myfile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welcome to myfile</text:p>
      <text:p text:style-name="P1">ilg@ilg-VirtualBox:~/Documents/KP/day2$ nano testing.sh</text:p>
      <text:p text:style-name="P1">ilg@ilg-VirtualBox:~/Documents/KP/day2$ chmod +x testing.sh</text:p>
      <text:p text:style-name="P1">ilg@ilg-VirtualBox:~/Documents/KP/day2$ ./testing.sh</text:p>
      <text:p text:style-name="P1">ilg@ilg-VirtualBox:~/Documents/KP/day2$ nano testing.sh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chmod +x testing.sh</text:p>
      <text:p text:style-name="P1">ilg@ilg-VirtualBox:~/Documents/KP/day2$ ./testing.sh</text:p>
      <text:p text:style-name="P1">rr is newer than rohini</text:p>
      <text:p text:style-name="P1">ilg@ilg-VirtualBox:~/Documents/KP/day2$ </text:p>
      <text:p text:style-name="P1">ilg@ilg-VirtualBox:~/Documents/KP/day2$ </text:p>
      <text:p text:style-name="P1">ilg@ilg-VirtualBox:~/Documents/KP/day2$ ls -i</text:p>
      <text:p text:style-name="P1">803860 command.sh <text:s/>803859 file.sh <text:s/>803862 myfile <text:s/>803863 rohini <text:s/>803865 rr <text:s/>803864 testing.sh</text:p>
      <text:p text:style-name="P1">ilg@ilg-VirtualBox:~/Documents/KP/day2$ ls -l</text:p>
      <text:p text:style-name="P1">total 24</text:p>
      <text:p text:style-name="P1">-rwxrwxr-x 1 ilg ilg <text:s/>194 Oct 23 09:02 command.sh</text:p>
      <text:p text:style-name="P1">-rw-rw-r-- 1 ilg ilg <text:s/>121 Oct 23 08:47 file.sh</text:p>
      <text:p text:style-name="P1">-rw-rw-r-- 1 ilg ilg <text:s text:c="3"/>7 Oct 23 09:33 myfile</text:p>
      <text:p text:style-name="P1">-rw-rw-r-- 1 ilg ilg <text:s text:c="2"/>13 Oct 23 09:42 rohini</text:p>
      <text:p text:style-name="P1">drwxrwxr-x 2 ilg ilg 4096 Oct 23 09:45 rr</text:p>
      <text:p text:style-name="P1">-rwxrwxr-x 1 ilg ilg <text:s/>110 Oct 23 09:56 testing.sh</text:p>
      <text:p text:style-name="P1"><text:soft-page-break/>ilg@ilg-VirtualBox:~/Documents/KP/day2$ chmod +x file.sh </text:p>
      <text:p text:style-name="P1">ilg@ilg-VirtualBox:~/Documents/KP/day2$ ls -l</text:p>
      <text:p text:style-name="P1">total 24</text:p>
      <text:p text:style-name="P1">-rwxrwxr-x 1 ilg ilg <text:s/>194 Oct 23 09:02 command.sh</text:p>
      <text:p text:style-name="P1">-rwxrwxr-x 1 ilg ilg <text:s/>121 Oct 23 08:47 file.sh</text:p>
      <text:p text:style-name="P1">-rw-rw-r-- 1 ilg ilg <text:s text:c="3"/>7 Oct 23 09:33 myfile</text:p>
      <text:p text:style-name="P1">-rw-rw-r-- 1 ilg ilg <text:s text:c="2"/>13 Oct 23 09:42 rohini</text:p>
      <text:p text:style-name="P1">drwxrwxr-x 2 ilg ilg 4096 Oct 23 09:45 rr</text:p>
      <text:p text:style-name="P1">-rwxrwxr-x 1 ilg ilg <text:s/>110 Oct 23 09:56 testing.sh</text:p>
      <text:p text:style-name="P1">ilg@ilg-VirtualBox:~/Documents/KP/day2$ chmod -x file.sh</text:p>
      <text:p text:style-name="P1">ilg@ilg-VirtualBox:~/Documents/KP/day2$ ls -l</text:p>
      <text:p text:style-name="P1">total 24</text:p>
      <text:p text:style-name="P1">-rwxrwxr-x 1 ilg ilg <text:s/>194 Oct 23 09:02 command.sh</text:p>
      <text:p text:style-name="P1">-rw-rw-r-- 1 ilg ilg <text:s/>121 Oct 23 08:47 file.sh</text:p>
      <text:p text:style-name="P1">-rw-rw-r-- 1 ilg ilg <text:s text:c="3"/>7 Oct 23 09:33 myfile</text:p>
      <text:p text:style-name="P1">-rw-rw-r-- 1 ilg ilg <text:s text:c="2"/>13 Oct 23 09:42 rohini</text:p>
      <text:p text:style-name="P1">drwxrwxr-x 2 ilg ilg 4096 Oct 23 09:45 rr</text:p>
      <text:p text:style-name="P1">-rwxrwxr-x 1 ilg ilg <text:s/>110 Oct 23 09:56 testing.sh</text:p>
      <text:p text:style-name="P1">ilg@ilg-VirtualBox:~/Documents/KP/day2$ chmod -w rohini</text:p>
      <text:p text:style-name="P1">ilg@ilg-VirtualBox:~/Documents/KP/day2$ ls -l</text:p>
      <text:p text:style-name="P1">total 24</text:p>
      <text:p text:style-name="P1">-rwxrwxr-x 1 ilg ilg <text:s/>194 Oct 23 09:02 command.sh</text:p>
      <text:p text:style-name="P1">-rw-rw-r-- 1 ilg ilg <text:s/>121 Oct 23 08:47 file.sh</text:p>
      <text:p text:style-name="P1">-rw-rw-r-- 1 ilg ilg <text:s text:c="3"/>7 Oct 23 09:33 myfile</text:p>
      <text:p text:style-name="P1">-r--r--r-- 1 ilg ilg <text:s text:c="2"/>13 Oct 23 09:42 rohini</text:p>
      <text:p text:style-name="P1">drwxrwxr-x 2 ilg ilg 4096 Oct 23 09:45 rr</text:p>
      <text:p text:style-name="P1">-rwxrwxr-x 1 ilg ilg <text:s/>110 Oct 23 09:56 testing.sh</text:p>
      <text:p text:style-name="P1">ilg@ilg-VirtualBox:~/Documents/KP/day2$ chmod +w rohini</text:p>
      <text:p text:style-name="P1">ilg@ilg-VirtualBox:~/Documents/KP/day2$ ls -l</text:p>
      <text:p text:style-name="P1">total 24</text:p>
      <text:p text:style-name="P1">-rwxrwxr-x 1 ilg ilg <text:s/>194 Oct 23 09:02 command.sh</text:p>
      <text:p text:style-name="P1">-rw-rw-r-- 1 ilg ilg <text:s/>121 Oct 23 08:47 file.sh</text:p>
      <text:p text:style-name="P1">-rw-rw-r-- 1 ilg ilg <text:s text:c="3"/>7 Oct 23 09:33 myfile</text:p>
      <text:p text:style-name="P1">-rw-rw-r-- 1 ilg ilg <text:s text:c="2"/>13 Oct 23 09:42 rohini</text:p>
      <text:p text:style-name="P1">drwxrwxr-x 2 ilg ilg 4096 Oct 23 09:45 rr</text:p>
      <text:p text:style-name="P1">-rwxrwxr-x 1 ilg ilg <text:s/>110 Oct 23 09:56 testing.sh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nano ifelse.sh</text:p>
      <text:p text:style-name="P1">ilg@ilg-VirtualBox:~/Documents/KP/day2$ </text:p>
      <text:p text:style-name="P1">ilg@ilg-VirtualBox:~/Documents/KP/day2$ </text:p>
      <text:p text:style-name="P1">ilg@ilg-VirtualBox:~/Documents/KP/day2$ chmod +x ifelse.sh</text:p>
      <text:p text:style-name="P1">ilg@ilg-VirtualBox:~/Documents/KP/day2$ ./ifelse.sh</text:p>
      <text:p text:style-name="P1">./ifelse.sh: line 4: [: missing `]'</text:p>
      <text:p text:style-name="P1">./ifelse.sh: line 10: [: missing `]'</text:p>
      <text:p text:style-name="P1"><text:s/>is negative number</text:p>
      <text:p text:style-name="P1">ilg@ilg-VirtualBox:~/Documents/KP/day2$ nano ifselse.sh</text:p>
      <text:p text:style-name="P1">ilg@ilg-VirtualBox:~/Documents/KP/day2$ nano ifelse.sh</text:p>
      <text:p text:style-name="P1">ilg@ilg-VirtualBox:~/Documents/KP/day2$ chmod +x ifelse.sh</text:p>
      <text:p text:style-name="P1">ilg@ilg-VirtualBox:~/Documents/KP/day2$ ./ifelse.sh</text:p>
      <text:p text:style-name="P1"><text:soft-page-break/>must give atleast one integer</text:p>
      <text:p text:style-name="P1">ilg@ilg-VirtualBox:~/Documents/KP/day2$ ./ifelse.sh 10</text:p>
      <text:p text:style-name="P1">10 is positive number</text:p>
      <text:p text:style-name="P1">ilg@ilg-VirtualBox:~/Documents/KP/day2$ ./ifelse.sh -10</text:p>
      <text:p text:style-name="P1">-10 is negative number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nano ifelse.sh</text:p>
      <text:p text:style-name="P1">ilg@ilg-VirtualBox:~/Documents/KP/day2$ chmod +x ifelse.sh</text:p>
      <text:p text:style-name="P1">ilg@ilg-VirtualBox:~/Documents/KP/day2$ ./ifelse.sh </text:p>
      <text:p text:style-name="P1">must give atleast one integer</text:p>
      <text:p text:style-name="P1">ilg@ilg-VirtualBox:~/Documents/KP/day2$ ./ifelse.sh 0</text:p>
      <text:p text:style-name="P1">0 is zero</text:p>
      <text:p text:style-name="P1">ilg@ilg-VirtualBox:~/Documents/KP/day2$ ./ifelse.sh 90</text:p>
      <text:p text:style-name="P1">90 is positive number</text:p>
      <text:p text:style-name="P1">ilg@ilg-VirtualBox:~/Documents/KP/day2$ ./ifelse.sh -90</text:p>
      <text:p text:style-name="P1">-90 is negative number</text:p>
      <text:p text:style-name="P1">ilg@ilg-VirtualBox:~/Documents/KP/day2$ nano ifelse.sh</text:p>
      <text:p text:style-name="P1">ilg@ilg-VirtualBox:~/Documents/KP/day2$ ./ifelse.sh &amp;</text:p>
      <text:p text:style-name="P1">[1] 5092</text:p>
      <text:p text:style-name="P1">ilg@ilg-VirtualBox:~/Documents/KP/day2$ must give atleast one integer</text:p>
      <text:p text:style-name="P1"/>
      <text:p text:style-name="P1">[1]+ <text:s/>Exit 1 <text:s text:c="17"/>./ifelse.sh</text:p>
      <text:p text:style-name="P1">ilg@ilg-VirtualBox:~/Documents/KP/day2$ ./ifelse.sh !</text:p>
      <text:p text:style-name="P1">./ifelse.sh: line 10: [: !: integer expression expected</text:p>
      <text:p text:style-name="P1">./ifelse.sh: line 13: [: !: integer expression expected</text:p>
      <text:p text:style-name="P1">./ifelse.sh: line 16: [: !: integer expression expected</text:p>
      <text:p text:style-name="P1">oops!,! is not a number,give number</text:p>
      <text:p text:style-name="P1">ilg@ilg-VirtualBox:~/Documents/KP/day2$ ./ifelse.sh ~</text:p>
      <text:p text:style-name="P1">./ifelse.sh: line 10: [: /home/ilg: integer expression expected</text:p>
      <text:p text:style-name="P1">./ifelse.sh: line 13: [: /home/ilg: integer expression expected</text:p>
      <text:p text:style-name="P1">./ifelse.sh: line 16: [: /home/ilg: integer expression expected</text:p>
      <text:p text:style-name="P1">oops!,/home/ilg is not a number,give number</text:p>
      <text:p text:style-name="P1">ilg@ilg-VirtualBox:~/Documents/KP/day2$ nano ifelse.sh</text:p>
      <text:p text:style-name="P1">ilg@ilg-VirtualBox:~/Documents/KP/day2$ ./ifelse.sh ~</text:p>
      <text:p text:style-name="P1">./ifelse.sh: line 10: [: /home/ilg: integer expression expected</text:p>
      <text:p text:style-name="P1">./ifelse.sh: line 13: [: /home/ilg: integer expression expected</text:p>
      <text:p text:style-name="P1">./ifelse.sh: line 16: [: /home/ilg: integer expression expected</text:p>
      <text:p text:style-name="P1">oops!,/home/ilg is not a number,give number</text:p>
      <text:p text:style-name="P1">ilg@ilg-VirtualBox:~/Documents/KP/day2$ nano ifelse.sh</text:p>
      <text:p text:style-name="P1">ilg@ilg-VirtualBox:~/Documents/KP/day2$ chmod +x ifelse.sh</text:p>
      <text:p text:style-name="P1">ilg@ilg-VirtualBox:~/Documents/KP/day2$ ./ifelse.sh 0</text:p>
      <text:p text:style-name="P1">0 is zero</text:p>
      <text:p text:style-name="P1">ilg@ilg-VirtualBox:~/Documents/KP/day2$ nano ifelse.sh</text:p>
      <text:p text:style-name="P1">ilg@ilg-VirtualBox:~/Documents/KP/day2$ chmod +x ifelse.sh</text:p>
      <text:p text:style-name="P1">ilg@ilg-VirtualBox:~/Documents/KP/day2$ ./ifelse.sh</text:p>
      <text:p text:style-name="P1">must give atleast one integer</text:p>
      <text:p text:style-name="P1">ilg@ilg-VirtualBox:~/Documents/KP/day2$ ./ifelse.sh 0</text:p>
      <text:p text:style-name="P1">0 is negative number</text:p>
      <text:p text:style-name="P1">ilg@ilg-VirtualBox:~/Documents/KP/day2$ ./ifelse.sh -10</text:p>
      <text:p text:style-name="P1"><text:soft-page-break/>-10 is zero</text:p>
      <text:p text:style-name="P1">ilg@ilg-VirtualBox:~/Documents/KP/day2$ </text:p>
      <text:p text:style-name="P1">ilg@ilg-VirtualBox:~/Documents/KP/day2$ </text:p>
      <text:p text:style-name="P1">ilg@ilg-VirtualBox:~/Documents/KP/day2$ nano table.sh</text:p>
      <text:p text:style-name="P1">ilg@ilg-VirtualBox:~/Documents/KP/day2$ chmod +x table.sh</text:p>
      <text:p text:style-name="P1">ilg@ilg-VirtualBox:~/Documents/KP/day2$ ./table.sh</text:p>
      <text:p text:style-name="P1">expr: syntax error</text:p>
      <text:p text:style-name="P1">*1=</text:p>
      <text:p text:style-name="P1">expr: syntax error</text:p>
      <text:p text:style-name="P1">*2=</text:p>
      <text:p text:style-name="P1">expr: syntax error</text:p>
      <text:p text:style-name="P1">*3=</text:p>
      <text:p text:style-name="P1">expr: syntax error</text:p>
      <text:p text:style-name="P1">*4=</text:p>
      <text:p text:style-name="P1">expr: syntax error</text:p>
      <text:p text:style-name="P1">*5=</text:p>
      <text:p text:style-name="P1">expr: syntax error</text:p>
      <text:p text:style-name="P1">*6=</text:p>
      <text:p text:style-name="P1">expr: syntax error</text:p>
      <text:p text:style-name="P1">*7=</text:p>
      <text:p text:style-name="P1">expr: syntax error</text:p>
      <text:p text:style-name="P1">*8=</text:p>
      <text:p text:style-name="P1">expr: syntax error</text:p>
      <text:p text:style-name="P1">*9=</text:p>
      <text:p text:style-name="P1">expr: syntax error</text:p>
      <text:p text:style-name="P1">*10=</text:p>
      <text:p text:style-name="P1">ilg@ilg-VirtualBox:~/Documents/KP/day2$ ./table.sh</text:p>
      <text:p text:style-name="P1">expr: syntax error</text:p>
      <text:p text:style-name="P1">*1=</text:p>
      <text:p text:style-name="P1">expr: syntax error</text:p>
      <text:p text:style-name="P1">*2=</text:p>
      <text:p text:style-name="P1">expr: syntax error</text:p>
      <text:p text:style-name="P1">*3=</text:p>
      <text:p text:style-name="P1">expr: syntax error</text:p>
      <text:p text:style-name="P1">*4=</text:p>
      <text:p text:style-name="P1">expr: syntax error</text:p>
      <text:p text:style-name="P1">*5=</text:p>
      <text:p text:style-name="P1">expr: syntax error</text:p>
      <text:p text:style-name="P1">*6=</text:p>
      <text:p text:style-name="P1">expr: syntax error</text:p>
      <text:p text:style-name="P1">*7=</text:p>
      <text:p text:style-name="P1">expr: syntax error</text:p>
      <text:p text:style-name="P1">*8=</text:p>
      <text:p text:style-name="P1">expr: syntax error</text:p>
      <text:p text:style-name="P1">*9=</text:p>
      <text:p text:style-name="P1">expr: syntax error</text:p>
      <text:p text:style-name="P1">*10=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<text:soft-page-break/>ilg@ilg-VirtualBox:~/Documents/KP/day2$ ./table.sh 5</text:p>
      <text:p text:style-name="P1">5*1=5</text:p>
      <text:p text:style-name="P1">5*2=10</text:p>
      <text:p text:style-name="P1">5*3=15</text:p>
      <text:p text:style-name="P1">5*4=20</text:p>
      <text:p text:style-name="P1">5*5=25</text:p>
      <text:p text:style-name="P1">5*6=30</text:p>
      <text:p text:style-name="P1">5*7=35</text:p>
      <text:p text:style-name="P1">5*8=40</text:p>
      <text:p text:style-name="P1">5*9=45</text:p>
      <text:p text:style-name="P1">5*10=50</text:p>
      <text:p text:style-name="P1">ilg@ilg-VirtualBox:~/Documents/KP/day2$ nano table.sh</text:p>
      <text:p text:style-name="P1">ilg@ilg-VirtualBox:~/Documents/KP/day2$ chmod +x table.sh</text:p>
      <text:p text:style-name="P1">ilg@ilg-VirtualBox:~/Documents/KP/day2$ ./table.sh 5</text:p>
      <text:p text:style-name="P1">5*1=1*5</text:p>
      <text:p text:style-name="P1">5*2=2*5</text:p>
      <text:p text:style-name="P1">5*3=3*5</text:p>
      <text:p text:style-name="P1">5*4=4*5</text:p>
      <text:p text:style-name="P1">5*5=5*5</text:p>
      <text:p text:style-name="P1">5*6=6*5</text:p>
      <text:p text:style-name="P1">5*7=7*5</text:p>
      <text:p text:style-name="P1">5*8=8*5</text:p>
      <text:p text:style-name="P1">5*9=9*5</text:p>
      <text:p text:style-name="P1">5*10=10*5</text:p>
      <text:p text:style-name="P1">ilg@ilg-VirtualBox:~/Documents/KP/day2$ nano table.sh</text:p>
      <text:p text:style-name="P1">ilg@ilg-VirtualBox:~/Documents/KP/day2$ chmod +x table.sh</text:p>
      <text:p text:style-name="P1">ilg@ilg-VirtualBox:~/Documents/KP/day2$ ./table.sh 5</text:p>
      <text:p text:style-name="P1">5*1=5</text:p>
      <text:p text:style-name="P1">5*2=10</text:p>
      <text:p text:style-name="P1">5*3=15</text:p>
      <text:p text:style-name="P1">5*4=20</text:p>
      <text:p text:style-name="P1">5*5=25</text:p>
      <text:p text:style-name="P1">5*6=30</text:p>
      <text:p text:style-name="P1">5*7=35</text:p>
      <text:p text:style-name="P1">5*8=40</text:p>
      <text:p text:style-name="P1">5*9=45</text:p>
      <text:p text:style-name="P1">5*10=50</text:p>
      <text:p text:style-name="P1">5*11=55</text:p>
      <text:p text:style-name="P1">5*12=60</text:p>
      <text:p text:style-name="P1">5*13=65</text:p>
      <text:p text:style-name="P1">5*14=70</text:p>
      <text:p text:style-name="P1">5*15=75</text:p>
      <text:p text:style-name="P1">5*16=80</text:p>
      <text:p text:style-name="P1">5*17=85</text:p>
      <text:p text:style-name="P1">5*18=90</text:p>
      <text:p text:style-name="P1">5*19=95</text:p>
      <text:p text:style-name="P1">5*20=100</text:p>
      <text:p text:style-name="P1">5*21=105</text:p>
      <text:p text:style-name="P1">5*22=110</text:p>
      <text:p text:style-name="P1">5*23=115</text:p>
      <text:p text:style-name="P1">5*24=120</text:p>
      <text:p text:style-name="P1">5*25=125</text:p>
      <text:p text:style-name="P1"><text:soft-page-break/>5*26=130</text:p>
      <text:p text:style-name="P1">5*27=135</text:p>
      <text:p text:style-name="P1">5*28=140</text:p>
      <text:p text:style-name="P1">5*29=145</text:p>
      <text:p text:style-name="P1">5*30=150</text:p>
      <text:p text:style-name="P1">5*31=155</text:p>
      <text:p text:style-name="P1">5*32=160</text:p>
      <text:p text:style-name="P1">5*33=165</text:p>
      <text:p text:style-name="P1">5*34=170</text:p>
      <text:p text:style-name="P1">5*35=175</text:p>
      <text:p text:style-name="P1">5*36=180</text:p>
      <text:p text:style-name="P1">5*37=185</text:p>
      <text:p text:style-name="P1">5*38=190</text:p>
      <text:p text:style-name="P1">5*39=195</text:p>
      <text:p text:style-name="P1">5*40=200</text:p>
      <text:p text:style-name="P1">5*41=205</text:p>
      <text:p text:style-name="P1">5*42=210</text:p>
      <text:p text:style-name="P1">5*43=215</text:p>
      <text:p text:style-name="P1">5*44=220</text:p>
      <text:p text:style-name="P1">5*45=225</text:p>
      <text:p text:style-name="P1">5*46=230</text:p>
      <text:p text:style-name="P1">5*47=235</text:p>
      <text:p text:style-name="P1">5*48=240</text:p>
      <text:p text:style-name="P1">5*49=245</text:p>
      <text:p text:style-name="P1">5*50=250</text:p>
      <text:p text:style-name="P1">ilg@ilg-VirtualBox:~/Documents/KP/day2$ nano table.sh</text:p>
      <text:p text:style-name="P1">ilg@ilg-VirtualBox:~/Documents/KP/day2$ </text:p>
      <text:p text:style-name="P1">ilg@ilg-VirtualBox:~/Documents/KP/day2$ chmod +x table.sh</text:p>
      <text:p text:style-name="P1">ilg@ilg-VirtualBox:~/Documents/KP/day2$ ./table.sh 10</text:p>
      <text:p text:style-name="P1">10*1=10</text:p>
      <text:p text:style-name="P1">10*2=20</text:p>
      <text:p text:style-name="P1">10*3=30</text:p>
      <text:p text:style-name="P1">10*4=40</text:p>
      <text:p text:style-name="P1">10*5=50</text:p>
      <text:p text:style-name="P1">10*6=60</text:p>
      <text:p text:style-name="P1">10*7=70</text:p>
      <text:p text:style-name="P1">10*8=80</text:p>
      <text:p text:style-name="P1">10*9=90</text:p>
      <text:p text:style-name="P1">10*10=100</text:p>
      <text:p text:style-name="P1">10*11=110</text:p>
      <text:p text:style-name="P1">10*12=120</text:p>
      <text:p text:style-name="P1">10*13=130</text:p>
      <text:p text:style-name="P1">10*14=140</text:p>
      <text:p text:style-name="P1">10*15=150</text:p>
      <text:p text:style-name="P1">10*16=160</text:p>
      <text:p text:style-name="P1">10*17=170</text:p>
      <text:p text:style-name="P1">10*18=180</text:p>
      <text:p text:style-name="P1">10*19=190</text:p>
      <text:p text:style-name="P1">10*20=200</text:p>
      <text:p text:style-name="P1">10*21=210</text:p>
      <text:p text:style-name="P1">10*22=220</text:p>
      <text:p text:style-name="P1">10*23=230</text:p>
      <text:p text:style-name="P1"><text:soft-page-break/>10*24=240</text:p>
      <text:p text:style-name="P1">10*25=250</text:p>
      <text:p text:style-name="P1">10*26=260</text:p>
      <text:p text:style-name="P1">10*27=270</text:p>
      <text:p text:style-name="P1">10*28=280</text:p>
      <text:p text:style-name="P1">10*29=290</text:p>
      <text:p text:style-name="P1">10*30=300</text:p>
      <text:p text:style-name="P1">10*31=310</text:p>
      <text:p text:style-name="P1">10*32=320</text:p>
      <text:p text:style-name="P1">10*33=330</text:p>
      <text:p text:style-name="P1">10*34=340</text:p>
      <text:p text:style-name="P1">10*35=350</text:p>
      <text:p text:style-name="P1">10*36=360</text:p>
      <text:p text:style-name="P1">10*37=370</text:p>
      <text:p text:style-name="P1">10*38=380</text:p>
      <text:p text:style-name="P1">10*39=390</text:p>
      <text:p text:style-name="P1">10*40=400</text:p>
      <text:p text:style-name="P1">10*41=410</text:p>
      <text:p text:style-name="P1">10*42=420</text:p>
      <text:p text:style-name="P1">10*43=430</text:p>
      <text:p text:style-name="P1">10*44=440</text:p>
      <text:p text:style-name="P1">10*45=450</text:p>
      <text:p text:style-name="P1">10*46=460</text:p>
      <text:p text:style-name="P1">10*47=470</text:p>
      <text:p text:style-name="P1">10*48=480</text:p>
      <text:p text:style-name="P1">10*49=490</text:p>
      <text:p text:style-name="P1">10*50=500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nano table.sh</text:p>
      <text:p text:style-name="P1">ilg@ilg-VirtualBox:~/Documents/KP/day2$ </text:p>
      <text:p text:style-name="P1">ilg@ilg-VirtualBox:~/Documents/KP/day2$ </text:p>
      <text:p text:style-name="P1">ilg@ilg-VirtualBox:~/Documents/KP/day2$ nano for.sh</text:p>
      <text:p text:style-name="P1">ilg@ilg-VirtualBox:~/Documents/KP/day2$ </text:p>
      <text:p text:style-name="P1">ilg@ilg-VirtualBox:~/Documents/KP/day2$ chmod +x for.sh</text:p>
      <text:p text:style-name="P1">ilg@ilg-VirtualBox:~/Documents/KP/day2$ ./for.sh 5</text:p>
      <text:p text:style-name="P1">./for.sh: line 4: ((: i -le 5 : syntax error in expression (error token is "5 ")</text:p>
      <text:p text:style-name="P1">ilg@ilg-VirtualBox:~/Documents/KP/day2$ nano for.sh</text:p>
      <text:p text:style-name="P1">ilg@ilg-VirtualBox:~/Documents/KP/day2$ </text:p>
      <text:p text:style-name="P1">ilg@ilg-VirtualBox:~/Documents/KP/day2$ ./for.sh 5</text:p>
      <text:p text:style-name="P1">5*0=0</text:p>
      <text:p text:style-name="P1">5*1=5</text:p>
      <text:p text:style-name="P1">5*2=10</text:p>
      <text:p text:style-name="P1">5*3=15</text:p>
      <text:p text:style-name="P1">5*4=20</text:p>
      <text:p text:style-name="P1">5*5=25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<text:soft-page-break/>ilg@ilg-VirtualBox:~/Documents/KP/day2$ nano script.sh</text:p>
      <text:p text:style-name="P1">ilg@ilg-VirtualBox:~/Documents/KP/day2$ </text:p>
      <text:p text:style-name="P1">ilg@ilg-VirtualBox:~/Documents/KP/day2$ </text:p>
      <text:p text:style-name="P1">ilg@ilg-VirtualBox:~/Documents/KP/day2$ chmod +x script.sh</text:p>
      <text:p text:style-name="P1">ilg@ilg-VirtualBox:~/Documents/KP/day2$ ./script.sh 20190809-0903</text:p>
      <text:p text:style-name="P1">copying command.sh to command.sh.BACKUP--20191023-1145</text:p>
      <text:p text:style-name="P1">copying file.sh to file.sh.BACKUP--20191023-1145</text:p>
      <text:p text:style-name="P1">copying for.sh to for.sh.BACKUP--20191023-1145</text:p>
      <text:p text:style-name="P1">copying ifelse.sh to ifelse.sh.BACKUP--20191023-1145</text:p>
      <text:p text:style-name="P1">copying ifselse.sh to ifselse.sh.BACKUP--20191023-1145</text:p>
      <text:p text:style-name="P1">copying script.sh to script.sh.BACKUP--20191023-1145</text:p>
      <text:p text:style-name="P1">copying table.sh to table.sh.BACKUP--20191023-1145</text:p>
      <text:p text:style-name="P1">copying testing.sh to testing.sh.BACKUP--20191023-1145</text:p>
      <text:p text:style-name="P1">ilg@ilg-VirtualBox:~/Documents/KP/day2$ ls</text:p>
      <text:p text:style-name="P1">command.sh <text:s text:c="23"/>for.sh.BACKUP--20191023-1145 <text:s text:c="5"/>myfile <text:s text:c="26"/>table.sh</text:p>
      <text:p text:style-name="P1">command.sh.BACKUP--20191023-1145 <text:s/>ifelse.sh <text:s text:c="24"/>rohini <text:s text:c="26"/>table.sh.BACKUP--20191023-1145</text:p>
      <text:p text:style-name="P1">file.sh <text:s text:c="26"/>ifelse.sh.BACKUP--20191023-1145 <text:s text:c="2"/>rr <text:s text:c="30"/>testing.sh</text:p>
      <text:p text:style-name="P1">file.sh.BACKUP--20191023-1145 <text:s text:c="4"/>ifselse.sh <text:s text:c="23"/>script.sh <text:s text:c="23"/>testing.sh.BACKUP--20191023-1145</text:p>
      <text:p text:style-name="P1">for.sh <text:s text:c="27"/>ifselse.sh.BACKUP--20191023-1145 <text:s/>script.sh.BACKUP--20191023-1145</text:p>
      <text:p text:style-name="P1">ilg@ilg-VirtualBox:~/Documents/KP/day2$ nano script.sh</text:p>
      <text:p text:style-name="P1">ilg@ilg-VirtualBox:~/Documents/KP/day2$ </text:p>
      <text:p text:style-name="P1">ilg@ilg-VirtualBox:~/Documents/KP/day2$ ls -l</text:p>
      <text:p text:style-name="P1">total 76</text:p>
      <text:p text:style-name="P1">-rwxrwxr-x 1 ilg ilg <text:s/>194 Oct 23 09:02 command.sh</text:p>
      <text:p text:style-name="P1">-rwxrwxr-x 1 ilg ilg <text:s/>194 Oct 23 11:45 command.sh.BACKUP--20191023-1145</text:p>
      <text:p text:style-name="P1">-rw-rw-r-- 1 ilg ilg <text:s/>121 Oct 23 08:47 file.sh</text:p>
      <text:p text:style-name="P1">-rw-rw-r-- 1 ilg ilg <text:s/>121 Oct 23 11:45 file.sh.BACKUP--20191023-1145</text:p>
      <text:p text:style-name="P1">-rwxrwxr-x 1 ilg ilg <text:s text:c="2"/>85 Oct 23 11:32 for.sh</text:p>
      <text:p text:style-name="P1">-rwxrwxr-x 1 ilg ilg <text:s text:c="2"/>85 Oct 23 11:45 for.sh.BACKUP--20191023-1145</text:p>
      <text:p text:style-name="P1">-rwxrwxr-x 1 ilg ilg <text:s/>287 Oct 23 11:10 ifelse.sh</text:p>
      <text:p text:style-name="P1">-rwxrwxr-x 1 ilg ilg <text:s/>287 Oct 23 11:45 ifelse.sh.BACKUP--20191023-1145</text:p>
      <text:p text:style-name="P1">-rw-rw-r-- 1 ilg ilg <text:s text:c="3"/>2 Oct 23 10:54 ifselse.sh</text:p>
      <text:p text:style-name="P1">-rw-rw-r-- 1 ilg ilg <text:s text:c="3"/>2 Oct 23 11:45 ifselse.sh.BACKUP--20191023-1145</text:p>
      <text:p text:style-name="P1">-rw-rw-r-- 1 ilg ilg <text:s text:c="3"/>7 Oct 23 09:33 myfile</text:p>
      <text:p text:style-name="P1">-rw-rw-r-- 1 ilg ilg <text:s text:c="2"/>13 Oct 23 09:42 rohini</text:p>
      <text:p text:style-name="P1">drwxrwxr-x 2 ilg ilg 4096 Oct 23 09:45 rr</text:p>
      <text:p text:style-name="P1">-rwxrwxr-x 1 ilg ilg <text:s/>162 Oct 23 11:43 script.sh</text:p>
      <text:p text:style-name="P1">-rwxrwxr-x 1 ilg ilg <text:s/>162 Oct 23 11:45 script.sh.BACKUP--20191023-1145</text:p>
      <text:p text:style-name="P1">-rwxrwxr-x 1 ilg ilg <text:s text:c="2"/>74 Oct 23 11:26 table.sh</text:p>
      <text:p text:style-name="P1">-rwxrwxr-x 1 ilg ilg <text:s text:c="2"/>74 Oct 23 11:45 table.sh.BACKUP--20191023-1145</text:p>
      <text:p text:style-name="P1">-rwxrwxr-x 1 ilg ilg <text:s/>110 Oct 23 09:56 testing.sh</text:p>
      <text:p text:style-name="P1">-rwxrwxr-x 1 ilg ilg <text:s/>110 Oct 23 11:45 testing.sh.BACKUP--20191023-1145</text:p>
      <text:p text:style-name="P1">ilg@ilg-VirtualBox:~/Documents/KP/day2$ cp myfile myfile2</text:p>
      <text:p text:style-name="P1">ilg@ilg-VirtualBox:~/Documents/KP/day2$ ls -l</text:p>
      <text:p text:style-name="P1">total 80</text:p>
      <text:p text:style-name="P1">-rwxrwxr-x 1 ilg ilg <text:s/>194 Oct 23 09:02 command.sh</text:p>
      <text:p text:style-name="P1">-rwxrwxr-x 1 ilg ilg <text:s/>194 Oct 23 11:45 command.sh.BACKUP--20191023-1145</text:p>
      <text:p text:style-name="P1">-rw-rw-r-- 1 ilg ilg <text:s/>121 Oct 23 08:47 file.sh</text:p>
      <text:p text:style-name="P1">-rw-rw-r-- 1 ilg ilg <text:s/>121 Oct 23 11:45 file.sh.BACKUP--20191023-1145</text:p>
      <text:p text:style-name="P1">-rwxrwxr-x 1 ilg ilg <text:s text:c="2"/>85 Oct 23 11:32 for.sh</text:p>
      <text:p text:style-name="P1"><text:soft-page-break/>-rwxrwxr-x 1 ilg ilg <text:s text:c="2"/>85 Oct 23 11:45 for.sh.BACKUP--20191023-1145</text:p>
      <text:p text:style-name="P1">-rwxrwxr-x 1 ilg ilg <text:s/>287 Oct 23 11:10 ifelse.sh</text:p>
      <text:p text:style-name="P1">-rwxrwxr-x 1 ilg ilg <text:s/>287 Oct 23 11:45 ifelse.sh.BACKUP--20191023-1145</text:p>
      <text:p text:style-name="P1">-rw-rw-r-- 1 ilg ilg <text:s text:c="3"/>2 Oct 23 10:54 ifselse.sh</text:p>
      <text:p text:style-name="P1">-rw-rw-r-- 1 ilg ilg <text:s text:c="3"/>2 Oct 23 11:45 ifselse.sh.BACKUP--20191023-1145</text:p>
      <text:p text:style-name="P1">-rw-rw-r-- 1 ilg ilg <text:s text:c="3"/>7 Oct 23 09:33 myfile</text:p>
      <text:p text:style-name="P1">-rw-rw-r-- 1 ilg ilg <text:s text:c="3"/>7 Oct 23 11:50 myfile2</text:p>
      <text:p text:style-name="P1">-rw-rw-r-- 1 ilg ilg <text:s text:c="2"/>13 Oct 23 09:42 rohini</text:p>
      <text:p text:style-name="P1">drwxrwxr-x 2 ilg ilg 4096 Oct 23 09:45 rr</text:p>
      <text:p text:style-name="P1">-rwxrwxr-x 1 ilg ilg <text:s/>162 Oct 23 11:43 script.sh</text:p>
      <text:p text:style-name="P1">-rwxrwxr-x 1 ilg ilg <text:s/>162 Oct 23 11:45 script.sh.BACKUP--20191023-1145</text:p>
      <text:p text:style-name="P1">-rwxrwxr-x 1 ilg ilg <text:s text:c="2"/>74 Oct 23 11:26 table.sh</text:p>
      <text:p text:style-name="P1">-rwxrwxr-x 1 ilg ilg <text:s text:c="2"/>74 Oct 23 11:45 table.sh.BACKUP--20191023-1145</text:p>
      <text:p text:style-name="P1">-rwxrwxr-x 1 ilg ilg <text:s/>110 Oct 23 09:56 testing.sh</text:p>
      <text:p text:style-name="P1">-rwxrwxr-x 1 ilg ilg <text:s/>110 Oct 23 11:45 testing.sh.BACKUP--20191023-1145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cat /etc/resolv.conf</text:p>
      <text:p text:style-name="P1"># Dynamic resolv.conf(5) file for glibc resolver(3) generated by resolvconf(8)</text:p>
      <text:p text:style-name="P1"># <text:s text:c="4"/>DO NOT EDIT THIS FILE BY HAND -- YOUR CHANGES WILL BE OVERWRITTEN</text:p>
      <text:p text:style-name="P1">nameserver 127.0.1.1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nano count.sh</text:p>
      <text:p text:style-name="P1">ilg@ilg-VirtualBox:~/Documents/KP/day2$ </text:p>
      <text:p text:style-name="P1">ilg@ilg-VirtualBox:~/Documents/KP/day2$ </text:p>
      <text:p text:style-name="P1">ilg@ilg-VirtualBox:~/Documents/KP/day2$ chmod +x count.sh</text:p>
      <text:p text:style-name="P1">ilg@ilg-VirtualBox:~/Documents/KP/day2$ ./count.sh</text:p>
      <text:p text:style-name="P1">Total 1 nameservers</text:p>
      <text:p text:style-name="P1">ilg@ilg-VirtualBox:~/Documents/KP/day2$ nano count.sh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nano while.sh</text:p>
      <text:p text:style-name="P1">ilg@ilg-VirtualBox:~/Documents/KP/day2$ chmod +x while.sh</text:p>
      <text:p text:style-name="P1">ilg@ilg-VirtualBox:~/Documents/KP/day2$ ./while.sh 2</text:p>
      <text:p text:style-name="P1">./while.sh: line 5: 1: command not found</text:p>
      <text:p text:style-name="P1">ilg@ilg-VirtualBox:~/Documents/KP/day2$ nano while.sh</text:p>
      <text:p text:style-name="P1">ilg@ilg-VirtualBox:~/Documents/KP/day2$ ./while.sh 2</text:p>
      <text:p text:style-name="P1">./while.sh: line 5: 1: command not found</text:p>
      <text:p text:style-name="P1">ilg@ilg-VirtualBox:~/Documents/KP/day2$ nano while.sh</text:p>
      <text:p text:style-name="P1">ilg@ilg-VirtualBox:~/Documents/KP/day2$ ./while.sh 2</text:p>
      <text:p text:style-name="P1">./while.sh: line 5: 1: command not found</text:p>
      <text:p text:style-name="P1">ilg@ilg-VirtualBox:~/Documents/KP/day2$ nano while.sh</text:p>
      <text:p text:style-name="P1">ilg@ilg-VirtualBox:~/Documents/KP/day2$ ./while.sh 2</text:p>
      <text:p text:style-name="P1">./while.sh: line 5: 1: command not found</text:p>
      <text:p text:style-name="P1"><text:soft-page-break/>ilg@ilg-VirtualBox:~/Documents/KP/day2$ nano while.sh</text:p>
      <text:p text:style-name="P1">ilg@ilg-VirtualBox:~/Documents/KP/day2$ ./while.sh 2</text:p>
      <text:p text:style-name="P1">./while.sh: line 5: 1: command not found</text:p>
      <text:p text:style-name="P1">ilg@ilg-VirtualBox:~/Documents/KP/day2$ nano while.sh</text:p>
      <text:p text:style-name="P1">ilg@ilg-VirtualBox:~/Documents/KP/day2$ </text:p>
      <text:p text:style-name="P1">ilg@ilg-VirtualBox:~/Documents/KP/day2$ </text:p>
      <text:p text:style-name="P1">ilg@ilg-VirtualBox:~/Documents/KP/day2$ ./while.sh 2</text:p>
      <text:p text:style-name="P1">2*1=2</text:p>
      <text:p text:style-name="P1">./while.sh: line 5: [: 1+1: integer expression expected</text:p>
      <text:p text:style-name="P1">ilg@ilg-VirtualBox:~/Documents/KP/day2$ nano while.sh</text:p>
      <text:p text:style-name="P1">ilg@ilg-VirtualBox:~/Documents/KP/day2$ </text:p>
      <text:p text:style-name="P1">ilg@ilg-VirtualBox:~/Documents/KP/day2$ </text:p>
      <text:p text:style-name="P1">ilg@ilg-VirtualBox:~/Documents/KP/day2$ ./while.sh 2</text:p>
      <text:p text:style-name="P1">2*1=2</text:p>
      <text:p text:style-name="P1">expr: syntax error</text:p>
      <text:p text:style-name="P1">./while.sh: line 5: [: -le: unary operator expected</text:p>
      <text:p text:style-name="P1">ilg@ilg-VirtualBox:~/Documents/KP/day2$ nano while.sh</text:p>
      <text:p text:style-name="P1">ilg@ilg-VirtualBox:~/Documents/KP/day2$ ./while.sh 2</text:p>
      <text:p text:style-name="P1">2*1=2</text:p>
      <text:p text:style-name="P1">./while.sh: line 5: [: 1+1: integer expression expected</text:p>
      <text:p text:style-name="P1">ilg@ilg-VirtualBox:~/Documents/KP/day2$ ./while.sh 2</text:p>
      <text:p text:style-name="P1">2*1=2</text:p>
      <text:p text:style-name="P1">./while.sh: line 5: [: 1+1: integer expression expected</text:p>
      <text:p text:style-name="P1">ilg@ilg-VirtualBox:~/Documents/KP/day2$ </text:p>
      <text:p text:style-name="P1">ilg@ilg-VirtualBox:~/Documents/KP/day2$ </text:p>
      <text:p text:style-name="P1">ilg@ilg-VirtualBox:~/Documents/KP/day2$ nano while.sh</text:p>
      <text:p text:style-name="P1">ilg@ilg-VirtualBox:~/Documents/KP/day2$ ./while.sh 2</text:p>
      <text:p text:style-name="P1">2*1=2</text:p>
      <text:p text:style-name="P1">2*2=4</text:p>
      <text:p text:style-name="P1">2*3=6</text:p>
      <text:p text:style-name="P1">2*4=8</text:p>
      <text:p text:style-name="P1">2*5=10</text:p>
      <text:p text:style-name="P1">2*6=12</text:p>
      <text:p text:style-name="P1">2*7=14</text:p>
      <text:p text:style-name="P1">2*8=16</text:p>
      <text:p text:style-name="P1">2*9=18</text:p>
      <text:p text:style-name="P1">2*10=20</text:p>
      <text:p text:style-name="P1">ilg@ilg-VirtualBox:~/Documents/KP/day2$ </text:p>
      <text:p text:style-name="P1">ilg@ilg-VirtualBox:~/Documents/KP/day2$ \</text:p>
      <text:p text:style-name="P1">&gt;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nano switch.sh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chmod +x switch.sh</text:p>
      <text:p text:style-name="P1"><text:soft-page-break/>ilg@ilg-VirtualBox:~/Documents/KP/day2$ ./switch.sh 0</text:p>
      <text:p text:style-name="P1">./switch.sh: line 3: [-z: command not found</text:p>
      <text:p text:style-name="P1">./switch.sh: line 8: =0: command not found</text:p>
      <text:p text:style-name="P1">./switch.sh: line 14: syntax error near unexpected token `)'</text:p>
      <text:p text:style-name="P1">./switch.sh: line 14: `<text:tab/>"van") echo "for $rental 30 rs charged"'</text:p>
      <text:p text:style-name="P1">ilg@ilg-VirtualBox:~/Documents/KP/day2$ nano switch.sh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./switch.sh</text:p>
      <text:p text:style-name="P1">unknown vehicle</text:p>
      <text:p text:style-name="P1">./switch.sh: line 14: syntax error near unexpected token `)'</text:p>
      <text:p text:style-name="P1">./switch.sh: line 14: `<text:tab/>"van") echo "for $rental 30 rs charged"'</text:p>
      <text:p text:style-name="P1">ilg@ilg-VirtualBox:~/Documents/KP/day2$ nano switch.sh</text:p>
      <text:p text:style-name="P1">ilg@ilg-VirtualBox:~/Documents/KP/day2$ nano switch.sh</text:p>
      <text:p text:style-name="P1">ilg@ilg-VirtualBox:~/Documents/KP/day2$ </text:p>
      <text:p text:style-name="P1">ilg@ilg-VirtualBox:~/Documents/KP/day2$ </text:p>
      <text:p text:style-name="P1">ilg@ilg-VirtualBox:~/Documents/KP/day2$ ./switch.sh</text:p>
      <text:p text:style-name="P1">unknown vehicle</text:p>
      <text:p text:style-name="P1">./switch.sh: line 14: syntax error near unexpected token `)'</text:p>
      <text:p text:style-name="P1">./switch.sh: line 14: `<text:tab/>"van") echo "for $rental 30 rs charged"'</text:p>
      <text:p text:style-name="P1">ilg@ilg-VirtualBox:~/Documents/KP/day2$ nano switch.sh</text:p>
      <text:p text:style-name="P1">ilg@ilg-VirtualBox:~/Documents/KP/day2$ ./switch.sh</text:p>
      <text:p text:style-name="P1">unknown vehicle</text:p>
      <text:p text:style-name="P1">sorry</text:p>
      <text:p text:style-name="P1">ilg@ilg-VirtualBox:~/Documents/KP/day2$ bash -x switch.sh</text:p>
      <text:p text:style-name="P1">+ '[' -z ']'</text:p>
      <text:p text:style-name="P1">+ echo 'unknown vehicle'</text:p>
      <text:p text:style-name="P1">unknown vehicle</text:p>
      <text:p text:style-name="P1">+ case $rental in</text:p>
      <text:p text:style-name="P1">+ echo sorry</text:p>
      <text:p text:style-name="P1">sorry</text:p>
      <text:p text:style-name="P1">ilg@ilg-VirtualBox:~/Documents/KP/day2$ nano switch.sh</text:p>
      <text:p text:style-name="P1">ilg@ilg-VirtualBox:~/Documents/KP/day2$ </text:p>
      <text:p text:style-name="P1">ilg@ilg-VirtualBox:~/Documents/KP/day2$ </text:p>
      <text:p text:style-name="P1">ilg@ilg-VirtualBox:~/Documents/KP/day2$ ./switch.sh</text:p>
      <text:p text:style-name="P1">unknown vehicle</text:p>
      <text:p text:style-name="P1">./switch.sh: line 14: syntax error near unexpected token `)'</text:p>
      <text:p text:style-name="P1">./switch.sh: line 14: `<text:tab/>"van") echo "for $rental 30 rs charged"'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</text:p>
      <text:p text:style-name="P1">ilg@ilg-VirtualBox:~/Documents/KP/day2$ bash -x switch.s car</text:p>
      <text:p text:style-name="P1">bash: switch.s: No such file or directory</text:p>
      <text:p text:style-name="P1">ilg@ilg-VirtualBox:~/Documents/KP/day2$ bash -x switch.sh car</text:p>
      <text:p text:style-name="P1">+ '[' -z car ']'</text:p>
      <text:p text:style-name="P1">+ '[' -n car ']'</text:p>
      <text:p text:style-name="P1">+ rental=car</text:p>
      <text:p text:style-name="P1">switch.sh: line 14: syntax error near unexpected token `)'</text:p>
      <text:p text:style-name="P1">switch.sh: line 14: `<text:tab/>"van") echo "for $rental 30 rs charged"'</text:p>
      <text:p text:style-name="P1">ilg@ilg-VirtualBox:~/Documents/KP/day2$ ./switch.sh</text:p>
      <text:p text:style-name="P1"><text:soft-page-break/>unknown vehicle</text:p>
      <text:p text:style-name="P1">./switch.sh: line 14: syntax error near unexpected token `)'</text:p>
      <text:p text:style-name="P1">./switch.sh: line 14: `<text:tab/>"van") echo "for $rental 30 rs charged"'</text:p>
      <text:p text:style-name="P1">ilg@ilg-VirtualBox:~/Documents/KP/day2$ nano switch.sh</text:p>
      <text:p text:style-name="P1">ilg@ilg-VirtualBox:~/Documents/KP/day2$ ./switch.sh</text:p>
      <text:p text:style-name="P1">unknown vehicle</text:p>
      <text:p text:style-name="P1">sorry</text:p>
      <text:p text:style-name="P1">ilg@ilg-VirtualBox:~/Documents/KP/day2$ ./switch.sh jeep</text:p>
      <text:p text:style-name="P1">sorry</text:p>
      <text:p text:style-name="P1">ilg@ilg-VirtualBox:~/Documents/KP/day2$ nano switch.sh</text:p>
      <text:p text:style-name="P1">ilg@ilg-VirtualBox:~/Documents/KP/day2$ ./switch.sh jeep</text:p>
      <text:p text:style-name="P1">./switch.sh: line 16: syntax error near unexpected token `)'</text:p>
      <text:p text:style-name="P1">./switch.sh: line 16: `<text:tab/>*) echo "sorry"'</text:p>
      <text:p text:style-name="P1">ilg@ilg-VirtualBox:~/Documents/KP/day2$ bash -x switch.sh</text:p>
      <text:p text:style-name="P1">+ '[' -z ']'</text:p>
      <text:p text:style-name="P1">+ echo 'unknown vehicle'</text:p>
      <text:p text:style-name="P1">unknown vehicle</text:p>
      <text:p text:style-name="P1">switch.sh: line 16: syntax error near unexpected token `)'</text:p>
      <text:p text:style-name="P1">switch.sh: line 16: `<text:tab/>*) echo "sorry"'</text:p>
      <text:p text:style-name="P1">ilg@ilg-VirtualBox:~/Documents/KP/day2$ bash -x switch.sh jeep</text:p>
      <text:p text:style-name="P1">+ '[' -z jeep ']'</text:p>
      <text:p text:style-name="P1">+ '[' -n jeep ']'</text:p>
      <text:p text:style-name="P1">+ rental=jeep</text:p>
      <text:p text:style-name="P1">switch.sh: line 16: syntax error near unexpected token `)'</text:p>
      <text:p text:style-name="P1">switch.sh: line 16: `<text:tab/>*) echo "sorry"'</text:p>
      <text:p text:style-name="P1">ilg@ilg-VirtualBox:~/Documents/KP/day2$ nano switch.sh</text:p>
      <text:p text:style-name="P1">ilg@ilg-VirtualBox:~/Documents/KP/day2$ ./switch.sh jeep</text:p>
      <text:p text:style-name="P1">sorry</text:p>
      <text:p text:style-name="P1">ilg@ilg-VirtualBox:~/Documents/KP/day2$ ./switch.sh </text:p>
      <text:p text:style-name="P1">unknown vehicle</text:p>
      <text:p text:style-name="P1">sorry</text:p>
      <text:p text:style-name="P1">ilg@ilg-VirtualBox:~/Documents/KP/day2$ ./switch.sh car</text:p>
      <text:p text:style-name="P1">for car 20 rs charged</text:p>
      <text:p text:style-name="P1">ilg@ilg-VirtualBox:~/Documents/KP/day2$ ./switch.sh bicycle</text:p>
      <text:p text:style-name="P1">for bicycle 5 rs charged</text:p>
      <text:p text:style-name="P1">ilg@ilg-VirtualBox:~/Documents/KP/day2$ ./switch.sh Bicycle</text:p>
      <text:p text:style-name="P1">sorry</text:p>
      <text:p text:style-name="P1">ilg@ilg-VirtualBox:~/Documents/KP/day2$ nano switch.sh</text:p>
      <text:p text:style-name="P1">ilg@ilg-VirtualBox:~/Documents/KP/day2$ bash -v switch.sh jeep</text:p>
      <text:p text:style-name="P1">#!/bin/bash</text:p>
      <text:p text:style-name="P1"/>
      <text:p text:style-name="P1">if [ -z $1 ]</text:p>
      <text:p text:style-name="P1">then</text:p>
      <text:p text:style-name="P1"><text:tab/>echo "unknown vehicle"</text:p>
      <text:p text:style-name="P1">elif [ -n $1 ]</text:p>
      <text:p text:style-name="P1">then</text:p>
      <text:p text:style-name="P1"><text:tab/>rental=$1</text:p>
      <text:p text:style-name="P1">fi</text:p>
      <text:p text:style-name="P1"/>
      <text:p text:style-name="P1">case $rental in</text:p>
      <text:p text:style-name="P1"/>
      <text:p text:style-name="P1"><text:tab/>"car") echo "for $rental 20 rs charged";;</text:p>
      <text:p text:style-name="P1"><text:soft-page-break/><text:tab/>"van") echo "for $rental 30 rs charged";;</text:p>
      <text:p text:style-name="P1"><text:tab/>"bicycle") echo "for $rental 5 rs charged";;</text:p>
      <text:p text:style-name="P1"><text:tab/>*) echo "sorry"</text:p>
      <text:p text:style-name="P1">esac</text:p>
      <text:p text:style-name="P1">sorry</text:p>
      <text:p text:style-name="P1"/>
      <text:p text:style-name="P1">ilg@ilg-VirtualBox:~/Documents/KP/day2$ nano switch.sh</text:p>
      <text:p text:style-name="P1">ilg@ilg-VirtualBox:~/Documents/KP/day2$ bash -v switch.sh bicycle</text:p>
      <text:p text:style-name="P1">#!/bin/bash</text:p>
      <text:p text:style-name="P1"/>
      <text:p text:style-name="P1">if [ -z $1 ]</text:p>
      <text:p text:style-name="P1">then</text:p>
      <text:p text:style-name="P1"><text:tab/>echo "unknown vehicle"</text:p>
      <text:p text:style-name="P1">elif [ -n $1 ]</text:p>
      <text:p text:style-name="P1">then</text:p>
      <text:p text:style-name="P1"><text:tab/>rental=$1</text:p>
      <text:p text:style-name="P1">fi</text:p>
      <text:p text:style-name="P1"/>
      <text:p text:style-name="P1">case $rental in</text:p>
      <text:p text:style-name="P1"/>
      <text:p text:style-name="P1"><text:tab/>"car") echo "for $rental 20 rs charged";;</text:p>
      <text:p text:style-name="P1"><text:tab/>"van") echo "for $rental 30 rs charged";;</text:p>
      <text:p text:style-name="P1"><text:tab/>"bicycle") echo "for $rental 5 rs charged"</text:p>
      <text:p text:style-name="P1"><text:tab/>*) echo "sorry"</text:p>
      <text:p text:style-name="P1">switch.sh: line 16: syntax error near unexpected token `)'</text:p>
      <text:p text:style-name="P1">switch.sh: line 16: `<text:tab/>*) echo "sorry"'</text:p>
      <text:p text:style-name="P1">ilg@ilg-VirtualBox:~/Documents/KP/day2$ man sudo</text:p>
      <text:p text:style-name="P1">ilg@ilg-VirtualBox:~/Documents/KP/day2$ sudo useradd -m kunjpriya</text:p>
      <text:p text:style-name="P1">[sudo] password for ilg: </text:p>
      <text:p text:style-name="P1">Sorry, try again.</text:p>
      <text:p text:style-name="P1">[sudo] password for ilg: </text:p>
      <text:p text:style-name="P1">ilg@ilg-VirtualBox:~/Documents/KP/day2$ sudo passwd kunjpriya</text:p>
      <text:p text:style-name="P1">Enter new UNIX password: </text:p>
      <text:p text:style-name="P1">Retype new UNIX password: </text:p>
      <text:p text:style-name="P1">passwd: password updated successfully</text:p>
      <text:p text:style-name="P1">ilg@ilg-VirtualBox:~/Documents/KP/day2$ cd /</text:p>
      <text:p text:style-name="P1">ilg@ilg-VirtualBox:/$ su kunjpriya</text:p>
      <text:p text:style-name="P1">Password: </text:p>
      <text:p text:style-name="P1">kunjpriya@ilg-VirtualBox:/$ su ilg</text:p>
      <text:p text:style-name="P1">Password: </text:p>
      <text:p text:style-name="P1">ilg@ilg-VirtualBox:/$ user del kunjpriya</text:p>
      <text:p text:style-name="P1">No command 'user' found, did you mean:</text:p>
      <text:p text:style-name="P1"><text:s/>Command 'kuser' from package 'kuser' (universe)</text:p>
      <text:p text:style-name="P1"><text:s/>Command 'users' from package 'coreutils' (main)</text:p>
      <text:p text:style-name="P1"><text:s/>Command 'fuser' from package 'psmisc' (main)</text:p>
      <text:p text:style-name="P1"><text:s/>Command 'userv' from package 'userv' (universe)</text:p>
      <text:p text:style-name="P1">user: command not found</text:p>
      <text:p text:style-name="P1">ilg@ilg-VirtualBox:/$ sudo user del kunjpriya</text:p>
      <text:p text:style-name="P1">sudo: user: command not found</text:p>
      <text:p text:style-name="P1">ilg@ilg-VirtualBox:/$ sudo userdel kunjpriya</text:p>
      <text:p text:style-name="P1">userdel: user kunjpriya is currently used by process 5788</text:p>
      <text:p text:style-name="P1">ilg@ilg-VirtualBox:/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24:11.510318996</meta:creation-date>
    <dc:date>2019-10-23T13:24:52.809221144</dc:date>
    <meta:editing-duration>PT50S</meta:editing-duration>
    <meta:editing-cycles>1</meta:editing-cycles>
    <meta:document-statistic meta:table-count="0" meta:image-count="0" meta:object-count="0" meta:page-count="18" meta:paragraph-count="923" meta:word-count="3010" meta:character-count="33243" meta:non-whitespace-character-count="30553"/>
    <meta:generator>LibreOffice/5.1.6.2$Linux_x86 LibreOffice_project/10m0$Build-2</meta:generator>
  </office:meta>
</office:document-meta>
</file>